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  <style:font-face style:name="&quot;Google Sans Text&quot;" svg:font-family="&quot;&quot;Google Sans Text&quot;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automatic"/>
    </style:style>
    <style:style style:name="ce4" style:family="table-cell" style:parent-style-name="Default" style:data-style-name="N0">
      <style:table-cell-properties style:vertical-align="automatic"/>
      <style:text-properties fo:color="#1F1F1F" style:font-name="&quot;Google Sans Text&quot;" style:font-name-asian="&quot;Google Sans Text&quot;" style:font-name-complex="&quot;Google Sans Text&quot;" fo:font-size="10pt" style:font-size-asian="10pt" style:font-size-complex="10pt"/>
    </style:style>
    <style:style style:name="T1" style:family="text" style:parent-style-name="Default">
      <style:text-properties fo:color="#1F1F1F" style:text-line-through-style="none" style:font-name="&quot;Google Sans Text&quot;" style:font-name-asian="&quot;Google Sans Text&quot;" style:font-name-complex="&quot;Google Sans Text&quot;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86266666666667cm"/>
    </style:style>
    <style:style style:name="co2" style:family="table-column">
      <style:table-column-properties fo:break-before="auto" style:column-width="8.61483333333333cm"/>
    </style:style>
    <style:style style:name="co3" style:family="table-column">
      <style:table-column-properties fo:break-before="auto" style:column-width="7.493cm"/>
    </style:style>
    <style:style style:name="co4" style:family="table-column">
      <style:table-column-properties fo:break-before="auto" style:column-width="8.97466666666667cm"/>
    </style:style>
    <style:style style:name="co5" style:family="table-column">
      <style:table-column-properties fo:break-before="auto" style:column-width="8.08566666666667cm"/>
    </style:style>
    <style:style style:name="co6" style:family="table-column">
      <style:table-column-properties fo:break-before="auto" style:column-width="10.8161666666667cm"/>
    </style:style>
    <style:style style:name="ro1" style:family="table-row">
      <style:table-row-properties style:row-height="17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2">
            <text:p>도구 구분</text:p>
          </table:table-cell>
          <table:table-cell office:value-type="string" table:style-name="ce2">
            <text:p>주요 기능 및 항목</text:p>
          </table:table-cell>
          <table:table-cell office:value-type="string" table:style-name="ce2">
            <text:p>활용 방법 (How-to)</text:p>
          </table:table-cell>
          <table:table-cell office:value-type="string" table:style-name="ce2">
            <text:p>기대 효과 (The Professional Touch)</text:p>
          </table:table-cell>
          <table:table-cell office:value-type="string" table:style-name="ce2">
            <text:p>무료 버전</text:p>
          </table:table-cell>
          <table:table-cell office:value-type="string" table:style-name="ce2">
            <text:p>유료 버전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2">
            <text:p>DeepL</text:p>
          </table:table-cell>
          <table:table-cell office:value-type="string" table:style-name="ce2">
            <text:p>용어집 (Glossary)</text:p>
          </table:table-cell>
          <table:table-cell office:value-type="string" table:style-name="ce2">
            <text:p>전문 용어 및 사내 고유 명사를 사전 등록</text:p>
          </table:table-cell>
          <table:table-cell office:value-type="string" table:style-name="ce2">
            <text:p>용어 일관성 유지로 문서의 신뢰도 및 전문성 확보</text:p>
          </table:table-cell>
          <table:table-cell office:value-type="string" table:style-name="ce2">
            <text:p>외국 기사를 가볍게 읽거나, 간단한 영어 단어/문장 뜻이 궁금할 때.</text:p>
          </table:table-cell>
          <table:table-cell office:value-type="string" table:style-name="ce2">
            <text:p>업무용 이메일을 자주 쓰거나, PPT/PDF 보고서를 통째로 번역해서 바로 사용해야 하는 직장인.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2">
            <text:p>DeepL</text:p>
          </table:table-cell>
          <table:table-cell office:value-type="string" table:style-name="ce2">
            <text:p>격식 설정 (Formal)</text:p>
          </table:table-cell>
          <table:table-cell office:value-type="string" table:style-name="ce2">
            <text:p>비즈니스 메일/계약서 시 'Formal' 고정</text:p>
          </table:table-cell>
          <table:table-cell office:value-type="string" table:style-name="ce2">
            <text:p>한국어 높임말 및 영어 비즈니스 어투 완벽 구현</text:p>
          </table:table-cell>
          <table:table-cell table:style-name="ce2"/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2">
            <text:p>DeepL</text:p>
          </table:table-cell>
          <table:table-cell office:value-type="string" table:style-name="ce2">
            <text:p>문서 번역 (Layout)</text:p>
          </table:table-cell>
          <table:table-cell office:value-type="string" table:style-name="ce2">
            <text:p>PPT, PDF 파일을 통째로 업로드</text:p>
          </table:table-cell>
          <table:table-cell office:value-type="string" table:style-name="ce2">
            <text:p>디자인, 표, 이미지 위치를 유지하며 번역 (편집 시간 절감)</text:p>
          </table:table-cell>
          <table:table-cell table:number-columns-repeated="3" table:style-name="ce3"/>
          <table:table-cell table:number-columns-repeated="16377"/>
        </table:table-row>
        <table:table-row table:style-name="ro1">
          <table:table-cell office:value-type="string" table:style-name="ce2">
            <text:p>DeepL</text:p>
          </table:table-cell>
          <table:table-cell office:value-type="string" table:style-name="ce2">
            <text:p>Write Pro (교정)</text:p>
          </table:table-cell>
          <table:table-cell office:value-type="string" table:style-name="ce2">
            <text:p>번역 후 Professional/Confident 톤 적용</text:p>
          </table:table-cell>
          <table:table-cell office:value-type="string" table:style-name="ce2">
            <text:p>원어민이 쓴 것 같은 세련되고 자연스러운 문장 완성</text:p>
          </table:table-cell>
          <table:table-cell table:number-columns-repeated="3" table:style-name="ce3"/>
          <table:table-cell table:number-columns-repeated="16377"/>
        </table:table-row>
        <table:table-row table:style-name="ro1">
          <table:table-cell office:value-type="string" table:style-name="ce2">
            <text:p>Genspark</text:p>
          </table:table-cell>
          <table:table-cell office:value-type="string" table:style-name="ce2">
            <text:p>교차 검증</text:p>
          </table:table-cell>
          <table:table-cell office:value-type="string" table:style-name="ce2">
            <text:p>DeepL과 GPT-5 등의 결과를 동시 비교</text:p>
          </table:table-cell>
          <table:table-cell office:value-type="string" table:style-name="ce2">
            <text:p>특정 모델의 오역 방지 및 가장 적절한 표현 선택 가능</text:p>
          </table:table-cell>
          <table:table-cell table:number-columns-repeated="3" table:style-name="ce3"/>
          <table:table-cell table:number-columns-repeated="16377"/>
        </table:table-row>
        <table:table-row table:style-name="ro1">
          <table:table-cell office:value-type="string" table:style-name="ce2">
            <text:p>Genspark</text:p>
          </table:table-cell>
          <table:table-cell office:value-type="string" table:style-name="ce2">
            <text:p>리서치 &amp; 번역</text:p>
          </table:table-cell>
          <table:table-cell office:value-type="string" table:style-name="ce2">
            <text:p>해외 웹사이트 동시 검색 및 요약 요청</text:p>
          </table:table-cell>
          <table:table-cell office:value-type="string" table:style-name="ce2">
            <text:p>방대한 데이터 조사와 번역을 한 번에 해결 (생산성 증대)</text:p>
          </table:table-cell>
          <table:table-cell table:number-columns-repeated="3" table:style-name="ce3"/>
          <table:table-cell table:number-columns-repeated="16377"/>
        </table:table-row>
        <table:table-row table:style-name="ro1">
          <table:table-cell table:number-columns-repeated="7" table:style-name="ce3"/>
          <table:table-cell table:number-columns-repeated="16377"/>
        </table:table-row>
        <table:table-row table:style-name="ro1">
          <table:table-cell office:value-type="string" table:style-name="ce4">
            <text:p>도구명</text:p>
          </table:table-cell>
          <table:table-cell office:value-type="string" table:style-name="ce4">
            <text:p>주요 기능 및 항목</text:p>
          </table:table-cell>
          <table:table-cell office:value-type="string" table:style-name="ce4">
            <text:p>활용 방법 (How-to)</text:p>
          </table:table-cell>
          <table:table-cell office:value-type="string" table:style-name="ce4">
            <text:p>기대효과 (The Professional Touch)</text:p>
          </table:table-cell>
          <table:table-cell office:value-type="string" table:style-name="ce4">
            <text:p>무료버전</text:p>
          </table:table-cell>
          <table:table-cell office:value-type="string" table:style-name="ce4">
            <text:p>유료버전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Framer (프레이머<text:span text:style-name="T1">)</text:span></text:p>
          </table:table-cell>
          <table:table-cell office:value-type="string" table:style-name="ce4">
            <text:p>노코드 웹 디자인 및 퍼블리싱, CMS, 고성능 애니메이션, 반응형 레이아웃, 피그마 연동</text:p>
          </table:table-cell>
          <table:table-cell office:value-type="string" table:style-name="ce4">
            <text:p>캔버스에서 디자인 후 'Publish' 버튼을 눌러 즉시 웹사이트로 배포. 피그마 디자인을 복사해 가져오기 가능</text:p>
          </table:table-cell>
          <table:table-cell office:value-type="string" table:style-name="ce4">
            <text:p>디자인이 곧 실제 코드로 변환되어 개발자 없이도 고퀄리티 인터랙티브 웹사이트 구축 가능</text:p>
          </table:table-cell>
          <table:table-cell office:value-type="string" table:style-name="ce4">
            <text:p>1개 프로젝트, Framer 배너 포함, 기본 도메인 제공</text:p>
          </table:table-cell>
          <table:table-cell office:value-type="string" table:style-name="ce4">
            <text:p>커스텀 도메인 연결, 배너 제거, 고급 CMS 및 다국어 지원 (Mini, Basic, Pro 요금제)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Creatie (크리에티<text:span text:style-name="T1">)</text:span></text:p>
          </table:table-cell>
          <table:table-cell office:value-type="string" table:style-name="ce4">
            <text:p>AI 기반 UI/UX 디자인, Magicon(AI 아이콘 생성), AI 디자인 스타일 가이드, 자동 레이아웃 최적화</text:p>
          </table:table-cell>
          <table:table-cell office:value-type="string" table:style-name="ce4">
            <text:p>AI 프롬프트를 입력하여 UI 화면 초안을 생성하거나, AI 어시스턴트를 활용해 디자인 일관성 유지</text:p>
          </table:table-cell>
          <table:table-cell office:value-type="string" table:style-name="ce4">
            <text:p>반복적인 디자인 작업을 AI로 자동화하여 업무 속도 극대화 및 디자인 시스템 구축 비용 절감</text:p>
          </table:table-cell>
          <table:table-cell office:value-type="string" table:style-name="ce4">
            <text:p>스타터 플랜: 기본 프로젝트 생성 및 제한적인 AI 기능 사용</text:p>
          </table:table-cell>
          <table:table-cell office:value-type="string" table:style-name="ce4">
            <text:p>프로/엔터프라이즈: 무제한 프로젝트, 팀 라이브러리, 넉넉한 AI 크레딧 제공</text:p>
          </table:table-cell>
          <table:table-cell table:style-name="ce4"/>
          <table:table-cell table:number-columns-repeated="16377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  <style:font-face style:name="&quot;Google Sans Text&quot;" svg:font-family="&quot;&quot;Google Sans Text&quot;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맑은 고딕" style:font-name-asian="맑은 고딕" style:font-name-complex="맑은 고딕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17</meta:generator>
    <meta:initial-creator>user</meta:initial-creator>
    <dc:creator>user</dc:creator>
    <meta:creation-date>2026-02-10T06:55:50Z</meta:creation-date>
    <dc:date>2026-02-10T06:56:49Z</dc:date>
  </office:meta>
</office:document-meta>
</file>